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 style:font-independent-line-spacing="true"/>
      <style:text-properties style:use-window-font-color="true"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/>
    </style:style>
    <style:style style:name="T1" style:family="text">
      <style:text-properties style:text-line-through-style="non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use-window-font-color="true"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9900"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009900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fo:color="#009900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009900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25%"/>
      </text:list-level-style-bullet>
      <text:list-level-style-bullet text:level="3" text:bullet-char="l">
        <style:list-level-properties text:space-before="1.2cm" text:min-label-width="0.6cm"/>
        <style:text-properties fo:font-family="StarSymbol" style:use-window-font-color="true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l">
        <style:list-level-properties text:space-before="0.6cm" text:min-label-width="0.6cm"/>
        <style:text-properties fo:font-family="StarSymbol" style:use-window-font-color="true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l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l">
        <style:list-level-properties text:space-before="1.8cm" text:min-label-width="0.6cm"/>
        <style:text-properties fo:font-family="StarSymbol" style:use-window-font-color="true" fo:font-size="2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6cm" svg:height="3.503cm" svg:x="1.4cm" svg:y="0.837cm">
          <text:p text:style-name="P1"><text:span text:style-name="T1">O.Backoff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6cm" svg:height="12.176cm" svg:x="1.4cm" svg:y="4.914cm">
          <text:p text:style-name="P1"><text:span text:style-name="T2">Version 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What is backoffi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3">In short, admin p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Layers, why no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96cm" svg:height="12.176cm" svg:x="1.4cm" svg:y="4.914cm">
          <text:list text:style-name="L2">
            <text:list-item>
              <text:p text:style-name="P3"><text:span text:style-name="T4">Important layers: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5">admin</text:span><text:span text:style-name="T4">: administration pages, each has main and detail pages.</text:span></text:p>
                </text:list-item>
                <text:list-item>
                  <text:p text:style-name="P3"><text:span text:style-name="T4">js/</text:span><text:span text:style-name="T5">listener</text:span><text:span text:style-name="T4">: listeners of events of DOMs.</text:span></text:p>
                </text:list-item>
                <text:list-item>
                  <text:p text:style-name="P3"><text:span text:style-name="T4">js/</text:span><text:span text:style-name="T5">backoffice</text:span><text:span text:style-name="T4">: services at back office.</text:span></text:p>
                </text:list-item>
                <text:list-item>
                  <text:p text:style-name="P3"><text:span text:style-name="T4">js/</text:span><text:span text:style-name="T5">api</text:span><text:span text:style-name="T4">: APIs to web services</text:span></text:p>
                </text:list-item>
              </text:list>
            </text:list-item>
          </text:list>
          <text:p text:style-name="P3"><text:span text:style-name="T4"/></text:p>
          <text:list text:style-name="L4">
            <text:list-item>
              <text:p text:style-name="P3"><text:span text:style-name="T4">Other layers:</text:span></text:p>
              <text:list>
                <text:list-item>
                  <text:p text:style-name="P3"><text:span text:style-name="T5">css</text:span><text:span text:style-name="T4">: all styles</text:span></text:p>
                </text:list-item>
                <text:list-item>
                  <text:p text:style-name="P3"><text:span text:style-name="T5">img</text:span><text:span text:style-name="T4">: all images</text:span></text:p>
                </text:list-item>
                <text:list-item>
                  <text:p text:style-name="P3"><text:span text:style-name="T5">js</text:span><text:span text:style-name="T4">: all javascript libraries</text:span></text:p>
                </text:list-item>
                <text:list-item>
                  <text:p text:style-name="P3"><text:span text:style-name="T4">js/</text:span><text:span text:style-name="T5">common</text:span><text:span text:style-name="T4">: common functions</text:span></text:p>
                </text:list-item>
                <text:list-item>
                  <text:p text:style-name="P3"><text:span text:style-name="T4">js/</text:span><text:span text:style-name="T5">util</text:span><text:span text:style-name="T4">: utility functions</text:span></text:p>
                </text:list-item>
              </text:list>
            </text:list-item>
          </text:list>
          <text:p text:style-name="P3"><text:span text:style-name="T4"/></text:p>
          <text:list text:continue-numbering="true" text:style-name="L4">
            <text:list-item>
              <text:p text:style-name="P3"><text:span text:style-name="T4">Start page:</text:span></text:p>
              <text:list>
                <text:list-item>
                  <text:p text:style-name="P3"><text:span text:style-name="T4">home.htm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2">BaseListener</text:span></text:p>
            </text:list-item>
          </text:list>
          <text:list text:style-name="L5">
            <text:list-item>
              <text:list>
                <text:list-item>
                  <text:p text:style-name="P3"><text:span text:style-name="T2">Direct Known Subclasses: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"><text:span text:style-name="T2">HomeListener</text:span></text:p>
                    </text:list-item>
                    <text:list-item>
                      <text:p text:style-name="P3"><text:span text:style-name="T2">BookListener</text:span></text:p>
                    </text:list-item>
                    <text:list-item>
                      <text:p text:style-name="P3"><text:span text:style-name="T2">AuthorListener</text:span></text:p>
                    </text:list-item>
                    <text:list-item>
                      <text:p text:style-name="P3"><text:span text:style-name="T2">TagListener</text:span></text:p>
                    </text:list-item>
                  </text:list>
                </text:list-item>
              </text:list>
            </text:list-item>
          </text:list>
          <text:p text:style-name="P3"><text:span text:style-name="T2"/></text:p>
          <text:list text:continue-numbering="true" text:style-name="L6">
            <text:list-item>
              <text:p text:style-name="P3"><text:span text:style-name="T2">BaseBackoffice</text:span></text:p>
              <text:list>
                <text:list-item>
                  <text:p text:style-name="P3"><text:span text:style-name="T2">Direct Known Subclasses: </text:span></text:p>
                  <text:list>
                    <text:list-item>
                      <text:p text:style-name="P3"><text:span text:style-name="T2">HomeBackoffice</text:span></text:p>
                    </text:list-item>
                    <text:list-item>
                      <text:p text:style-name="P3"><text:span text:style-name="T2">BookBackoffice</text:span></text:p>
                    </text:list-item>
                    <text:list-item>
                      <text:p text:style-name="P3"><text:span text:style-name="T2">AuthorBackoffice</text:span></text:p>
                    </text:list-item>
                    <text:list-item>
                      <text:p text:style-name="P3"><text:span text:style-name="T2">TagBackoffice</text:span></text:p>
                    </text:list-item>
                  </text:list>
                </text:list-item>
              </text:list>
            </text:list-item>
          </text:list>
          <text:p text:style-name="P3"><text:span text:style-name="T2"/></text:p>
          <text:list text:continue-numbering="true" text:style-name="L6">
            <text:list-item>
              <text:p text:style-name="P3"><text:span text:style-name="T2">BaseAPI</text:span></text:p>
              <text:list>
                <text:list-item>
                  <text:p text:style-name="P3"><text:span text:style-name="T2">Direct Known Subclasses: </text:span></text:p>
                  <text:list>
                    <text:list-item>
                      <text:p text:style-name="P3"><text:span text:style-name="T2">BookAPI</text:span></text:p>
                    </text:list-item>
                    <text:list-item>
                      <text:p text:style-name="P3"><text:span text:style-name="T2">AuthorAPI</text:span></text:p>
                    </text:list-item>
                    <text:list-item>
                      <text:p text:style-name="P3"><text:span text:style-name="T2">TagAPI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Com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3">xxxAPI</text:span></text:p>
            </text:list-item>
            <text:list-item>
              <text:p text:style-name="P3"><text:span text:style-name="T3">Common</text:span></text:p>
            </text:list-item>
            <text:list-item>
              <text:p text:style-name="P3"><text:span text:style-name="T3">Convert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Module in set and in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7">
            <text:list-item>
              <text:p text:style-name="P3"><text:span text:style-name="T6"><text:s/></text:span><text:span text:style-name="T6">Admin Page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6">Main page</text:span></text:p>
                </text:list-item>
                <text:list-item>
                  <text:p text:style-name="P3"><text:span text:style-name="T6">Detail page</text:span></text:p>
                </text:list-item>
              </text:list>
            </text:list-item>
          </text:list>
          <text:p text:style-name="P3"><text:span text:style-name="T6"/></text:p>
          <text:list text:continue-numbering="true" text:style-name="L8">
            <text:list-item>
              <text:p text:style-name="P3"><text:span text:style-name="T6"><text:s/></text:span><text:span text:style-name="T6">Listener</text:span></text:p>
              <text:list>
                <text:list-item>
                  <text:p text:style-name="P3"><text:span text:style-name="T6">Corresponding listener</text:span></text:p>
                </text:list-item>
              </text:list>
            </text:list-item>
          </text:list>
          <text:p text:style-name="P3"><text:span text:style-name="T6"/></text:p>
          <text:list text:continue-numbering="true" text:style-name="L8">
            <text:list-item>
              <text:p text:style-name="P3"><text:span text:style-name="T6"><text:s/></text:span><text:span text:style-name="T6">Backoffice</text:span></text:p>
              <text:list>
                <text:list-item>
                  <text:p text:style-name="P3"><text:span text:style-name="T6">Corresponding backoffice</text:span></text:p>
                </text:list-item>
              </text:list>
            </text:list-item>
          </text:list>
          <text:p text:style-name="P3"><text:span text:style-name="T6"/></text:p>
          <text:list text:continue-numbering="true" text:style-name="L8">
            <text:list-item>
              <text:p text:style-name="P3"><text:span text:style-name="T6"><text:s/></text:span><text:span text:style-name="T6">API</text:span></text:p>
              <text:list>
                <text:list-item>
                  <text:p text:style-name="P3"><text:span text:style-name="T6">Corresponding api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3.048cm" svg:height="12.446cm" svg:x="16.956cm" svg:y="5.3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Ma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3">class="storeData"</text:span></text:p>
            </text:list-item>
            <text:list-item>
              <text:p text:style-name="P3"><text:span text:style-name="T3">DOM has data to sto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Detail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3">class="requestData"</text:span></text:p>
            </text:list-item>
            <text:list-item>
              <text:p text:style-name="P3"><text:span text:style-name="T3">DOM has data to se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xxxBackoffice @overr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9.773cm" svg:height="12.176cm" svg:x="1.4cm" svg:y="4.914cm">
          <text:list text:style-name="L2">
            <text:list-item>
              <text:p text:style-name="P3"><text:span text:style-name="T6">addNewRecordEvent</text:span></text:p>
            </text:list-item>
            <text:list-item>
              <text:p text:style-name="P3"><text:span text:style-name="T6">viewLnkRecordEvent </text:span></text:p>
            </text:list-item>
            <text:list-item>
              <text:p text:style-name="P3"><text:span text:style-name="T6">editLnkRecordEvent </text:span></text:p>
            </text:list-item>
            <text:list-item>
              <text:p text:style-name="P3"><text:span text:style-name="T6">deleteLnkRecordEvent </text:span></text:p>
            </text:list-item>
            <text:list-item>
              <text:p text:style-name="P3"><text:span text:style-name="T6">editBtnRecordEvent </text:span></text:p>
            </text:list-item>
            <text:list-item>
              <text:p text:style-name="P3"><text:span text:style-name="T6">deleteBtnRecordEvent </text:span></text:p>
            </text:list-item>
            <text:list-item>
              <text:p text:style-name="P3"><text:span text:style-name="T6">cancelBtnRecordEvent </text:span></text:p>
            </text:list-item>
            <text:list-item>
              <text:p text:style-name="P3"><text:span text:style-name="T6">saveBtnRecordEvent </text:span></text:p>
            </text:list-item>
            <text:list-item>
              <text:p text:style-name="P3"><text:span text:style-name="T6">applyFilterRecordsEvent </text:span></text:p>
            </text:list-item>
            <text:list-item>
              <text:p text:style-name="P3"><text:span text:style-name="T6">clearFilterRecordsEvent </text:span></text:p>
            </text:list-item>
            <text:list-item>
              <text:p text:style-name="P3"><text:span text:style-name="T6">filterBtnRecordsEven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9.773cm" svg:height="12.176cm" svg:x="15.6cm" svg:y="4.915cm">
          <text:list text:style-name="L2">
            <text:list-item>
              <text:p text:style-name="P3"><text:span text:style-name="T2">recordAPI </text:span></text:p>
            </text:list-item>
            <text:list-item>
              <text:p text:style-name="P3"><text:span text:style-name="T2">initRecords</text:span></text:p>
            </text:list-item>
            <text:list-item>
              <text:p text:style-name="P3"><text:span text:style-name="T2">initRecord </text:span></text:p>
            </text:list-item>
            <text:list-item>
              <text:p text:style-name="P3"><text:span text:style-name="T2">getTemplateValue</text:span></text:p>
            </text:list-item>
            <text:list-item>
              <text:p text:style-name="P3"><text:span text:style-name="T2">getTemplateDom</text:span></text:p>
            </text:list-item>
            <text:list-item>
              <text:p text:style-name="P3"><text:span text:style-name="T2">preInitRecords</text:span></text:p>
            </text:list-item>
            <text:list-item>
              <text:p text:style-name="P3"><text:span text:style-name="T2">preInitRecord</text:span></text:p>
            </text:list-item>
            <text:list-item>
              <text:p text:style-name="P3"><text:span text:style-name="T2">postInitRecords</text:span></text:p>
            </text:list-item>
            <text:list-item>
              <text:p text:style-name="P3"><text:span text:style-name="T2">postInitRecord </text:span></text:p>
            </text:list-item>
            <text:list-item>
              <text:p text:style-name="P3"><text:span text:style-name="T2">initFilters</text:span></text:p>
            </text:list-item>
            <text:list-item>
              <text:p text:style-name="P3"><text:span text:style-name="T2">setMandatoryFields </text:span></text:p>
            </text:list-item>
            <text:list-item>
              <text:p text:style-name="P3"><text:span text:style-name="T2">validateRecord </text:span></text:p>
            </text:list-item>
            <text:list-item>
              <text:p text:style-name="P3"><text:span text:style-name="T2">getRequestData </text:span></text:p>
            </text:list-item>
            <text:list-item>
              <text:p text:style-name="P3"><text:span text:style-name="T2">giveDomData </text:span></text:p>
            </text:list-item>
            <text:list-item>
              <text:p text:style-name="P3"><text:span text:style-name="T2">reloadPage </text:span></text:p>
            </text:list-item>
            <text:list-item>
              <text:p text:style-name="P3"><text:span text:style-name="T2">previousPagerRecord </text:span></text:p>
            </text:list-item>
            <text:list-item>
              <text:p text:style-name="P3"><text:span text:style-name="T2">nextPagerRecord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Star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3">home.html</text:span></text:p>
            </text:list-item>
            <text:list-item>
              <text:p text:style-name="P3"><text:span text:style-name="T3">once it loads all scripts : 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T3"><text:s/></text:span><text:span text:style-name="T3">jQuery</text:span></text:p>
                        </text:list-item>
                        <text:list-item>
                          <text:p text:style-name="P3"><text:span text:style-name="T3"><text:s/></text:span><text:span text:style-name="T3">Bootstrap</text:span></text:p>
                        </text:list-item>
                        <text:list-item>
                          <text:p text:style-name="P3"><text:span text:style-name="T3"><text:s/></text:span><text:span text:style-name="T3">Common</text:span></text:p>
                        </text:list-item>
                        <text:list-item>
                          <text:p text:style-name="P3"><text:span text:style-name="T3"><text:s/></text:span><text:span text:style-name="T3">Converter</text:span></text:p>
                        </text:list-item>
                        <text:list-item>
                          <text:p text:style-name="P3"><text:span text:style-name="T3"><text:s/></text:span><text:span text:style-name="T3">API</text:span></text:p>
                        </text:list-item>
                        <text:list-item>
                          <text:p text:style-name="P3"><text:span text:style-name="T3"><text:s/></text:span><text:span text:style-name="T3">Backoffice</text:span></text:p>
                        </text:list-item>
                        <text:list-item>
                          <text:p text:style-name="P3"><text:span text:style-name="T3"><text:s/></text:span><text:span text:style-name="T3">Listener</text:span></text:p>
                        </text:list-item>
                        <text:list-item>
                          <text:p text:style-name="P3"><text:span text:style-name="T3"><text:s/></text:span><text:span text:style-name="T3">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Correspond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6cm" svg:height="12.176cm" svg:x="1.4cm" svg:y="4.914cm">
          <text:list text:style-name="L2">
            <text:list-item>
              <text:p text:style-name="P3"><text:span text:style-name="T3">Loaded DOM</text:span></text:p>
            </text:list-item>
            <text:list-item>
              <text:p text:style-name="P3"><text:span text:style-name="T3">Main page calls initRecords</text:span></text:p>
            </text:list-item>
            <text:list-item>
              <text:p text:style-name="P3"><text:span text:style-name="T3">Detail page calls initRecor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19.999cm" svg:height="2.133cm" svg:x="1.4cm" svg:y="1.532cm">
          <text:p text:style-name="P6"><text:span text:style-name="T1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letter-spacing="normal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letter-spacing="normal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3" draw:layer="backgroundobjects" svg:width="27.999cm" svg:height="20.996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3" draw:layer="backgroundobjects" svg:width="27.999cm" svg:height="20.996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5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26T20:24:37.785868396</dc:date>
    <dc:creator>rady </dc:creator>
    <meta:generator>LibreOffice/4.1.2.3$Linux_x86 LibreOffice_project/410m0$Build-3</meta:generator>
    <meta:editing-duration>PT1M15S</meta:editing-duration>
    <meta:editing-cycles>4</meta:editing-cycles>
    <meta:document-statistic meta:object-count="77"/>
  </office:meta>
</office:document-meta>
</file>